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fo:background-color="#00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fo:background-color="#ffff00"/>
    </style:style>
    <style:style style:name="T9" style:family="text">
      <style:text-properties fo:background-color="#ffff00"/>
    </style:style>
    <style:style style:name="T10" style:family="text">
      <style:text-properties fo:background-color="#00ff00"/>
    </style:style>
    <style:style style:name="T11" style:family="text">
      <style:text-properties fo:background-color="#00dc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Game:</text:p>
      <text:p text:style-name="Standard"><text:span text:style-name="T2">+Idér</text:span>:</text:p>
      <text:p text:style-name="Standard">-Datorn bestämmer:</text:p>
      <text:p text:style-name="Standard"><text:tab/>-Mördare<text:line-break/><text:tab/>-Mordplats<text:line-break/><text:tab/>-Tid<text:line-break/></text:p>
      <text:p text:style-name="Standard">-Utspelar sig i framtiden, ett avstängt område där 1 måste vara mördaren..<text:line-break/></text:p>
      <text:p text:style-name="Standard">-Spelet baserar sig på att det redan finns en mördare, men för att hitta mördaren måste man ta sig igenom vissa ledtrådar och dra slutsatser. Slutsatserna och ledtrådarna som man får genom spelet är olika från gång till gång: Första ledtråden genereras fram när man undersöker sin första ledtråd. Ex:<text:line-break/><text:tab/>-Säg att man Hittar en person (första personen man hittar) och frågar någon fråga, utifrån <text:tab/>ledtråden som du får av den personen genereras möjliga ledtrådsalternativ. På detta sätt så <text:tab/>finns det alltid en logisk förklaring i slutänden varför ett mord har sett ut som det sett ut.</text:p>
      <text:p text:style-name="Standard"><text:tab/>Ex:</text:p>
      <text:p text:style-name="Standard"><text:tab/><text:tab/>-Du frågar någon angående en PillerBurk, du får reda på att denna pillerburk ägs av <text:tab/><text:tab/>karaktären X, då den karaktären behöver medicin mot hallucinationer.<text:line-break/><text:tab/><text:tab/>Detta innebär att genom Resten av hela spelet så kommer det vara en sanning att <text:tab/><text:tab/>Karaktären X tar medicin mot hallucinationer! <text:line-break/><text:tab/><text:tab/>-Du får reda på att en karaktär hörde ett skrik klockan 16.00. Detta innebär att skriket <text:tab/><text:tab/>måste ha skett, men den som har skrikit måste nödvändigtvis inte vara mördaren eller <text:tab/><text:tab/>den som blev mördad.</text:p>
      <text:p text:style-name="Standard"><text:line-break/>B-Storm:</text:p>
      <text:p text:style-name="Standard">- Istället för att man har en tidsaxel så får man själv anteckna vilken tid något hände! </text:p>
      <text:p text:style-name="Standard"/>
      <text:p text:style-name="Standard">-Man vet redan detta när man börjar spelet = VapenKort, RumKort(?), Mördad.</text:p>
      <text:p text:style-name="Standard"/>
      <text:p text:style-name="Standard">-Mördaren ljuger, han ger dig vilseledande information. Men bara om frågan är något som kan avslöja den.. ex:<text:line-break/><text:tab/>-Säg att du frågar mördaren något om Mordvapnet, då kommer mördaren att skylla ifrån sig <text:tab/>på någon annan (<text:span text:style-name="T7">Kan man fråga om Mordvapnet ?</text:span>)</text:p>
      <text:p text:style-name="Standard"/>
      <text:p text:style-name="Standard">-Du går omkring och undersöker olika rum i "huset" (Likt Cluedo), i de olika rummen finns det ledtrådar (eller personer som ger dig ledtrådar) dessa undersöker du genom att klicka på dem (likt Att ta upp ett kort i Alibi Saknas). När du undersöker ett föremål så Kan du bara undersöka det på plats, det "Kostar" Tid att undersöka, om din tid rinner ut innan du har hittat mördaren så har mördaren hittat dig och dödat dig. Du får veta vem mördaren var när du väl är död.<text:line-break/>-Undersöka Ledtråd:<text:line-break/><text:tab/>-Det Kostar tid att undersöka en ledtråd, spelaren måste prioritera om ledtråden är "viktig" <text:tab/>eller ens givande i frågan om det den redan vet (MordVapen, Plats, eventuella ledtrådar den <text:tab/>klurat ut tidigare i spelet..).<text:line-break/><text:tab/>-När man undersöker en ledtråd så får man först kolla på den, man får inte så mycket mer <text:tab/>information om den, det man kan göra är att via sin "Blipper" kontakta en av karaktärerna <text:tab/>och fråga den eventuella frågor kring föremålet. Beroende på vem man frågar så får man <text:tab/>olika svar, olika karaktärer vet/berättar olika mycket beroende på vad den vet eller vad den <text:tab/>vill att du ska veta : <text:line-break/><text:tab/><text:tab/>-Hemligheter om karaktärer berättas endast av karaktärerna som ej bär på <text:tab/><text:tab/><text:tab/>hemligheten. (Karaktärerna vill gärna dölja sina hemligheter..)<text:line-break/><text:tab/><text:tab/>-Beroende på vilken fråga du frågar så kan du få en ledtråd i form av en :</text:p>
      <text:p text:style-name="Standard"><text:tab/><text:tab/><text:tab/>-HemlighetKort, RelationKort, IntresseKort, ÖvrigtKort, ÄgandeKort.</text:p>
      <text:p text:style-name="Standard"><text:soft-page-break/><text:s/><text:tab/>Obs Tiden dras inte förrän man väl använder sin Blipper.<text:line-break/><text:line-break/>-Ledtrådarna: Ledtrådarna får man anteckna själv, det kommer dock upp en "Hint!" påminnelse när du lär vilja anteckna något (varje gång man får reda på en ledtråd, även om den är falskt eller oviktig). Hinten säger "Detta är något som du kanske vill anteckna" och visar en genväg till anteckningsblocket.</text:p>
      <text:p text:style-name="Standard"/>
      <text:p text:style-name="Standard">-Vissa ledtrådar behöver Blippern för att kunna ge någon viktig information, andra ledtrådar är rätt avslöjande, tex :<text:line-break/><text:tab/>-Du hittar kanske en blodig BH när du rotade i någons ägor, Du har redan uteslutit alla tjejer <text:tab/>utom 1, det finns också ytterligare 3 killar som är potentiella för mordet. Dock Att du hittat <text:tab/>en blodig BH pekar rätt mycket på att en Tjej Kanske kan ha vart mördaren. Vilket som är en <text:tab/>rätt bra hint.<text:line-break/></text:p>
      <text:p text:style-name="Standard">-Karaktärer KAN ljuga! <text:line-break/><text:tab/>-Beroende på vad karaktären har för olika anledningar, så kan de ljuga. Tex vill de ej berätta <text:tab/>om sina hemligheter och hittar därför gärna på ursäkter. För spelaren kan detta vara <text:tab/>förvirrande, är det mördaren som försöker vilseleda dem eller bara någon som inte <text:tab/>villberätta sin hemlighet?</text:p>
      <text:p text:style-name="Standard"><text:line-break/>-Blipper:<text:line-break/><text:tab/>-Första frågan man frågar måste vara om Objektet, om informationen du fann verkar <text:tab/>intressant så får man en chans att fråga angående tiden. För fråga om rör Objektet Kostar </text:p>
      <text:p text:style-name="Standard"><text:tab/>10 TidPoäng, varje fråga som rör tiden Kostar 5TidPoäng.</text:p>
      <text:p text:style-name="Standard"/>
      <text:p text:style-name="Standard">-Svårighetsgrad kan bestämmas, Enda skillnaden är hur många TidsPoäng man börjar med!<text:line-break/><text:tab/>-Tidsbegräning utöver TidsPoängen kan sättas också (?)..<text:line-break/><text:line-break/>- Rota: Du kan Rota igenom Lådor för att hitta ledtrådar, skillnaden när du "Rotar" är att det kostar 2TidsPoäng varje gång du <text:s/>"Rotar" i någonting.. Dock så kan det finnas "bättre" ledtrådar!</text:p>
      <text:p text:style-name="Standard"/>
      <text:p text:style-name="Standard">- Varje ledtråd har en viss Rank, Ranken avgör hur pass värdefull ledtråden är (hur pass hjälpsam den kommer vara). Ranken avgör också hur pass svårt det är att få tag i ledtråden, hur mycket luskande man behöver göra på en viss person för att denne ska avslöja något.<text:line-break/><text:line-break/>-Kan mördaren vilseleda?<text:line-break/><text:tab/>-Kan den flytta på Liket? <text:line-break/><text:tab/>-Kan den Plasera falska ledtrådar?<text:tab/></text:p>
      <text:p text:style-name="Standard"/>
      <text:p text:style-name="Standard">-AnsiktsUttryck:</text:p>
      <text:p text:style-name="Standard"><text:tab/>-Genom att fråga olika saker så får man olika sinnesställningar, vilket ger olika möjligheter <text:tab/>att ställa frågor<text:line-break/><text:tab/>-Man kan läsa på ansikten :<text:line-break/><text:tab/><text:tab/>-Om De blir obekväma<text:tab/>= Hålla hemlighet<text:line-break/><text:tab/><text:tab/>-Om de blir irriterade<text:tab/><text:tab/>= <text:line-break/><text:tab/><text:tab/>-Om de blir smickrade<text:tab/>= </text:p>
      <text:p text:style-name="Standard"><text:tab/><text:tab/>-Om de blir Förvånade<text:tab/>= </text:p>
      <text:p text:style-name="Standard"><text:tab/><text:tab/>-Om de är neutrala<text:tab/><text:tab/>= Inget att säga/tycka etc!<text:line-break/></text:p>
      <text:p text:style-name="P2">-Beteende: Obs, Det går ej att både Hota och Smickra en karaktär, TÄNK innan du gör..</text:p>
      <text:p text:style-name="P2"><text:tab/>-Utöver att ställa frågor kan du Smickra och Hota, det kan vara nödvändigt att smickra <text:tab/>för att få ut viss information, att Hota kan innebära att få ut annan information..</text:p>
      <text:p text:style-name="P2"><text:soft-page-break/>- Olika frågor, olika summa Tidspoäng:<text:line-break/><text:tab/>-Beroende på vad du frågar så får du betala olika mycket.. (vissa saker tar mer tid att reda <text:tab/>ut).</text:p>
      <text:p text:style-name="P2"/>
      <text:p text:style-name="P2">- "Alla" Karaktärer har dagböcker<text:line-break/><text:tab/>-Beroende på slump så står det Olika viktiga saker i dagböckerna<text:line-break/><text:tab/>-Dagböckerna ligger alltid gömda på ställen där man måste "Rota"</text:p>
      <text:p text:style-name="P2"/>
      <text:p text:style-name="P2">- Plåster<text:line-break/><text:tab/>-"Mördarspelaren"<text:line-break/></text:p>
      <text:p text:style-name="P4">Krav:</text:p>
      <text:p text:style-name="P2">-1 Spelare<text:line-break/></text:p>
      <text:p text:style-name="P4">Innehåll:</text:p>
      <text:p text:style-name="P2">-"Kort": (Detta är ledtrådar som hittas genom spelet.. ? )</text:p>
      <text:p text:style-name="P2"><text:tab/>[Samma genom båda spelen]</text:p>
      <text:p text:style-name="P1"><text:span text:style-name="T6"><text:tab/></text:span><text:span text:style-name="T7">Ledtrådar: (Alternativt dessa 2 första är ledtrådar man redan vet..)</text:span><text:span text:style-name="T6"><text:line-break/><text:tab/>-VapenKort<text:tab/>= Ett möjligt Mordvapen</text:span></text:p>
      <text:p text:style-name="P2"><text:tab/>-RumKort <text:tab/>= en möjlig Mordplats</text:p>
      <text:p text:style-name="P1"><text:span text:style-name="T6"><text:tab/>-Karktär/mord= En möjlig Mördare (Alla karaktärer kan vara mördare..)<text:tab/><text:line-break/><text:line-break/><text:tab/>[Unikt för Alibi Saknas]<text:line-break/><text:tab/></text:span><text:span text:style-name="T7">Ledtrådar:</text:span><text:span text:style-name="T6"><text:line-break/><text:tab/>-Liket Hittades klockan X<text:line-break/><text:tab/>-Liket vart död i X timmar<text:line-break/><text:tab/>-Intressse Kort<text:line-break/><text:tab/>-RelationsKort</text:span></text:p>
      <text:p text:style-name="P1"><text:span text:style-name="T6"><text:tab/>-HemlighetsKort<text:line-break/><text:tab/>-ÖvrigtKort <text:line-break/><text:line-break/><text:tab/>[Nytt för båda]<text:line-break/><text:tab/></text:span><text:span text:style-name="T7">Ledtrådar:</text:span><text:span text:style-name="T6"><text:line-break/><text:tab/>-ÄgandeKort<text:tab/> <text:tab/>= Föremål som Karaktärer äger..</text:span></text:p>
      <text:p text:style-name="P2"/>
      <text:p text:style-name="P1"><text:span text:style-name="T7"><text:tab/>Karaktärers Aktiviteteter, baserat på TID enligt tidaxeln:</text:span><text:span text:style-name="T6"><text:tab/><text:line-break/><text:tab/>-AktivitetsKort <text:tab/>= Aktivitet som skett en viss tid!<text:line-break/><text:tab/><text:tab/>-Fås när man pratar med karaktärer. Olika svar beroende När man frågar..<text:line-break/><text:tab/>-HändelseKort<text:tab/>= En händelse som skett under en viss Aktivitet!<text:line-break/><text:tab/><text:tab/>-Fås när man pratar med karaktärer, <text:line-break/><text:line-break/><text:line-break/></text:span></text:p>
      <text:p text:style-name="Standard"><text:span text:style-name="T1">Hur ett spel går till</text:span><text:span text:style-name="T5">:</text:span></text:p>
      <text:p text:style-name="P2">1. Man börjar med att få reda på vem som är död, var den är död och hur den blev dödad. <text:line-break/><text:line-break/>2. Spelet börjar med att man hamnar vid Entréen av huset som mordet skett. <text:line-break/></text:p>
      <text:p text:style-name="P2">3. I huset <text:s/>Ska man leta ledtrådar. <text:line-break/><text:tab/>-Hittas antingen genom att:</text:p>
      <text:p text:style-name="P2"><text:tab/><text:tab/>-Klicka på ett föremåla och dra egna slutsatser<text:line-break/><text:tab/><text:tab/>-Klicka på ett föremål och använda Blippern för att fråga någon om föremålet<text:line-break/><text:soft-page-break/><text:tab/><text:tab/>-Fråga någon som du stöter på<text:line-break/></text:p>
      <text:p text:style-name="P2">4. Efter varje ledtråd är man närmare att veta vem mördaren är! När man väl känner sig säker på sin sak så kan man göra valet att gissa på en mördare. Om du gissar fel så förlorar du!</text:p>
      <text:p text:style-name="P2"><text:tab/></text:p>
      <text:p text:style-name="Standard"><text:span text:style-name="T1">Extra regler</text:span><text:span text:style-name="T5">:</text:span></text:p>
      <text:p text:style-name="P2">-För att Läsa av ledtrådar (prata med personer, Rota och Blippa) så förloras TidsPoäng. När din Pott med TidsPoäng är slut så Dör du, detta är den tiden du har på dig innan mördaren kommer att döda dig (För då får mördaren tid att fly(av någon logisk anledning)).<text:line-break/>- Beroende på vad du gör (rotar, prata med personer, blippa) så kostar TidsPoäng olika mycket, <text:line-break/><text:line-break/></text:p>
      <text:p text:style-name="Standard"><text:span text:style-name="T1">Vad spelet går ut på</text:span><text:span text:style-name="T5">:</text:span></text:p>
      <text:p text:style-name="Standard">Du är en detektiv som har kommit för att undersöka ett mord, du letar ledtrådar, pratar med vittnen/personer för att komma närmare sanningen.</text:p>
      <text:p text:style-name="Standard"/>
      <text:p text:style-name="P2">Varje gång man spelar spelet så är en ny person Mördaren.</text:p>
      <text:p text:style-name="P2"/>
      <text:p text:style-name="P2"/>
      <text:p text:style-name="P3"><text:span text:style-name="T4">Djupare programmeringsprylar</text:span><text:span text:style-name="T5">:</text:span></text:p>
      <text:p text:style-name="P2"/>
      <text:p text:style-name="P3"><text:span text:style-name="T4">klasser</text:span><text:span text:style-name="T5">:<text:line-break/>Karaktär:</text:span></text:p>
      <text:p text:style-name="P2"><text:tab/>-Namn</text:p>
      <text:p text:style-name="P3"><text:span text:style-name="T5"><text:tab/>-ID<text:line-break/><text:tab/></text:span><text:span text:style-name="T4">[</text:span><text:span text:style-name="T5">Dessa kort är Null (0)från början, men fylls på beroende på vad som generaras fram genom <text:tab/>spelet..<text:line-break/><text:tab/>-Hemlighet<text:line-break/><text:tab/>-Övrigt<text:line-break/><text:tab/>-intresse</text:span></text:p>
      <text:p text:style-name="P3"><text:span text:style-name="T5"><text:tab/>-Relation<text:line-break/><text:tab/></text:span><text:span text:style-name="T4">]</text:span></text:p>
      <text:p text:style-name="P2"><text:tab/>-StateOfMind<text:tab/><text:tab/>= Berättar om personen är normal, irriterad, smickrad, förvånad etc.<text:line-break/><text:tab/>-IsMurdurer<text:tab/><text:tab/>= Om Personen är mördare..<text:line-break/><text:line-break/>Spelaren:</text:p>
      <text:p text:style-name="P2"><text:tab/>-Namn</text:p>
      <text:p text:style-name="P2"><text:tab/>-TidsPoäng<text:line-break/></text:p>
      <text:p text:style-name="P2">TidsAxel:</text:p>
      <text:p text:style-name="P2"><text:tab/>-Klockslag<text:line-break/><text:tab/>-Aktivitet</text:p>
      <text:p text:style-name="P2"><text:tab/>-Händelse</text:p>
      <text:p text:style-name="P2"/>
      <text:p text:style-name="P2">-Utifrån Mördare, Hittades, Vapen och Plats-korten så bestäms vilka ledtrådar som ska användas, ledtrådar som är Sanna ska alltså kunna relateras till dessa saker...</text:p>
      <text:p text:style-name="P6">Skriver ner tankar:<text:line-break/></text:p>
      <text:p text:style-name="P2">Varför sker ett mord. <text:line-break/>Den som mördar har Vanligtvis en anledning, om det finns en anledning bakom ett mord är det också lättare att finna mördaren.</text:p>
      <text:p text:style-name="P2"/>
      <text:p text:style-name="P2">Kan en anledning vara i form av:</text:p>
      <text:p text:style-name="P2"><text:tab/>-Hemlighet<text:line-break/><text:tab/>-Intresse<text:line-break/><text:tab/>-Relationer<text:line-break/><text:tab/>? <text:line-break/>"Jag dödade min granne för att han låg med min fru"<text:tab/><text:tab/><text:tab/>= Kärlek/hämd<text:line-break/>"Jag dödade min granne för att han alltid var bättre än mig"<text:tab/><text:tab/>= Avundsjuka<text:line-break/>"Jag dödade min granne för att han hade något jag ville ha" <text:tab/><text:tab/>= Girighet<text:line-break/>"Jag dödade min granne för att jag trodde det var rätt (mentalt sjuk)"<text:tab/>= Galenskap</text:p>
      <text:p text:style-name="P2">"Jag dödade min granne för att han alltid var så elak mot mig" <text:tab/><text:tab/>= Driven till det<text:line-break/>"Jag dödade min granne för att han hotade mig"<text:tab/><text:tab/><text:tab/><text:tab/>= Förtryckt/skydda sig<text:line-break/>"Jag dödade min granne för att någon fick mig att göra det"<text:tab/><text:tab/>= Manipulation</text:p>
      <text:p text:style-name="P2">"Min ganne dog i en olycka, som jag hade fått skulden för så jag ljög"<text:tab/>= Olyckor</text:p>
      <text:p text:style-name="P2"><text:line-break/>^Hur kan dessa saker speglas i ledtrådar/Konversationer ?</text:p>
      <text:p text:style-name="P2"/>
      <text:p text:style-name="P2"><text:span text:style-name="T7">På nästa sida och sidorna</text:span> efter det så kommer jag att lista upp "Ledtrådsträd", ledtrådar till olika typer av Mord. <text:s/>De olika typerna av mord ser vi i listan över! Detta är Mördarens Motiv, anledningen till att den har mördat någon.</text:p>
      <text:p text:style-name="P6"><text:span text:style-name="T7">1. "Jag dödade min granne för att han låg med min fru"<text:tab/><text:tab/><text:tab/>= Kärlek/hämd</text:span><text:line-break/>(OBS "Frun" kan vara vem som helst, ej bundet till kön.. "Frun"=Personen som vart otrogen)<text:line-break/>Roller:<text:line-break/>"Other" <text:tab/>= Vem som helst utom de tre under! <text:line-break/>"Den döde"<text:tab/>= Har vart Otrogen Med "Frun"</text:p>
      <text:p text:style-name="P2">"Mördaren"<text:tab/>= Både Fruns Partner och Mördaren <text:line-break/>"Frun" <text:tab/>= Frun kan vara både kille/Tjej, har ett offentligt förhållande med "Mördaren"<text:line-break/><text:tab/><text:span text:style-name="T7">Karaktärer<text:line-break/><text:tab/><text:tab/>Hemligheter</text:span><text:line-break/><text:tab/><text:tab/>-"Frun" Vart otrogen mot sin partner | Mördaren är partnern<text:line-break/><text:tab/><text:tab/>-"Mördaren" Är medveten om att sin fru har en affär<text:tab/><text:tab/><text:tab/>[1/7 Chans]<text:line-break/><text:tab/><text:tab/>-"Other" Sett "Frun" och "den döde" flörta<text:line-break/><text:tab/><text:tab/>-"Other" Hört "Frun" och någon annan som inte var dennes partner stöna en kväll...<text:line-break/><text:tab/><text:tab/>-"Other" Hörde några prata om att Fly till paris <text:tab/><text:tab/><text:tab/><text:tab/>[1/2 Chans]<text:line-break/><text:tab/><text:tab/><text:span text:style-name="T7">Övrigt</text:span><text:line-break/><text:tab/><text:tab/>-"Frun" Alltid viljat åka till paris<text:tab/><text:tab/><text:tab/><text:tab/><text:tab/><text:tab/>[1/2 Chans]<text:line-break/><text:tab/><text:tab/>-"Mördaren" Ville aldrig åka till paris<text:tab/><text:tab/><text:tab/><text:tab/><text:tab/>[1/4 Chans]</text:p>
      <text:p text:style-name="P2"><text:tab/><text:tab/><text:span text:style-name="T7">Intessen</text:span><text:line-break/><text:tab/><text:tab/>-"Frun" Språk</text:p>
      <text:p text:style-name="P2"><text:tab/><text:tab/>-"Frun" Att göra romantiska saker 'Romans fantatiker'</text:p>
      <text:p text:style-name="P2"><text:tab/><text:tab/>-"Mördaren" Gillar att göra något med *<text:span text:style-name="T2">mordvapnet</text:span>* <text:tab/><text:tab/><text:tab/>[1/4 Chans]<text:line-break/><text:tab/><text:tab/><text:span text:style-name="T7">Relationer</text:span><text:line-break/><text:tab/><text:tab/>-"Frun" är olyckligt bunden till sin partner.. (pst: partnern dödade hennes älskare)</text:p>
      <text:p text:style-name="P2"><text:line-break/><text:tab/><text:span text:style-name="T7">Ledtrådar</text:span></text:p>
      <text:p text:style-name="P2"><text:tab/>-"Den döde"/"Frun" <text:s/>hade kondomer i sitt rum<text:tab/><text:tab/><text:tab/><text:tab/><text:tab/>[1/2 Chans]</text:p>
      <text:p text:style-name="P7"><text:tab/><text:tab/>-"Frun"/"Den döde" <text:span text:style-name="T9">kondompapper</text:span> i <text:span text:style-name="T11">papperskorgen</text:span> i rummet är samma <text:s/>[1/5 Chans]<text:line-break/><text:tab/><text:tab/><text:tab/>-Mördaren har andra typer av <text:span text:style-name="T9">kondomer</text:span> i sitt rum<text:tab/><text:tab/><text:tab/>[1/3 Chans]<text:line-break/><text:tab/>-"Den döde" <text:s/>hade <text:span text:style-name="T8">Läppstiftsfläckar/DeoLukt</text:span> på <text:span text:style-name="T9">smutskläder</text:span> <text:tab/><text:tab/><text:tab/>[1/2 Chans]<text:line-break/><text:tab/><text:tab/>-"Frun" har det <text:span text:style-name="T9">läppstiftet/Deodoranten</text:span> bland sina saker<text:tab/><text:tab/><text:tab/>[1/3 Chans]<text:line-break/><text:tab/><text:tab/><text:tab/>-"Frun" har skrivit i sin <text:span text:style-name="T9">dagbok</text:span> om träffen inkl läppstiftet/deon <text:tab/>[1/5 Chans]<text:line-break/><text:tab/><text:tab/>-"Frun" <text:span text:style-name="T9">läppstiftet/Deodoranten</text:span> i sin papperskorg<text:tab/><text:tab/><text:tab/><text:tab/>[1/4 Chans]<text:line-break/><text:tab/>-"Den döde"/"Frun" karaktären hade <text:span text:style-name="T9">två biljetter till paris</text:span><text:tab/><text:tab/><text:tab/><text:tab/>[1/2 Chans]<text:line-break/><text:tab/><text:tab/>-"Frun"/"Den döde" hade slängda <text:span text:style-name="T9">paris brochyrer</text:span><text:tab/><text:tab/><text:tab/><text:tab/>[1/4 Chans]<text:line-break/><text:tab/><text:tab/>-"Frun"/"Den döde" hade <text:span text:style-name="T9">packade reseväskor</text:span> i garderoben<text:tab/><text:tab/><text:tab/>[1/5 Chans]<text:line-break/><text:tab/><text:tab/>-"Frun"/"Den döde" Hade <text:span text:style-name="T9">boken "Lär dig franska på 3 timmar"</text:span><text:tab/><text:tab/>[1/3 Chans]<text:line-break/><text:tab/>-"Frun"/"Den Döde" har <text:span text:style-name="T9">kvitto</text:span> från restaurang för två<text:tab/><text:tab/><text:tab/><text:tab/>[1/2 Chans]<text:line-break/><text:tab/><text:tab/>-"Mördaren" känner inte till Restaurangen<text:tab/><text:tab/><text:tab/><text:tab/><text:tab/>[1/3 Chans]<text:line-break/><text:tab/><text:tab/><text:span text:style-name="T10">-"Frun" är magsjuk pga ätit något konstigt |</text:span><text:span text:style-name="T3">Se kvitto</text:span><text:span text:style-name="T10"><text:tab/><text:tab/><text:tab/>[1/5 Chans]</text:span><text:line-break/><text:tab/><text:tab/><text:span text:style-name="T10">-"Other" Såg "Frun" sminka sig en kväll då alla andra gått och lagt dig<text:tab/>[1/5 Chans]</text:span><text:line-break/><text:tab/>-"Mördaren" Är irriterad på sin fru i smyg (<text:span text:style-name="T9">dagbok</text:span>?)<text:tab/><text:tab/><text:tab/><text:tab/>[1/5 Chans]<text:line-break/><text:tab/>-"Frun" och "Den döde" har tappat en <text:span text:style-name="T9">lapp</text:span> vid en bänk det står inget namn<text:tab/>[1/2 Chans]<text:line-break/><text:tab/><text:tab/>-"Frun" har skrivit i sin <text:span text:style-name="T9">dagbok</text:span> att hon tappat bort ett kärleksbrev<text:tab/><text:tab/>[1/3 Chans]<text:line-break/><text:tab/>-"Other" har en lapp i sin skrivbordslåda, där står det om kärleksaffären <text:tab/> <text:tab/>[1/4 Chans]<text:line-break/><text:tab/><text:tab/><text:span text:style-name="T10">-"Other" berättar att han hittade lappen vid en bänk och blev nyfiken<text:tab/>[1/1 Chans</text:span>]<text:line-break/></text:p>
      <text:p text:style-name="P6"><text:span text:style-name="T7">2. "Jag dödade min granne för att han alltid var bättre än mig"<text:tab/><text:tab/>= Avundsjuka</text:span><text:line-break/>Roller:<text:line-break/>"Other"<text:tab/>= Vem som helst utom de nedanstående<text:line-break/>"Den döde" <text:tab/>= Har skrytit Och inte vart något blyg med att visa vem som är bäst<text:line-break/>"Mördaren"<text:tab/>= Dödade "den döde", kort stubin, tappade greppet</text:p>
      <text:p text:style-name="P2"><text:s/><text:line-break/><text:tab/><text:span text:style-name="T7">Karaktärer<text:line-break/><text:tab/><text:tab/>Hemligheter</text:span><text:line-break/><text:tab/><text:tab/>-"Mördaren" har nyligen fått sparken då företaget inte hade råd att ha kvar honom</text:p>
      <text:p text:style-name="P2"><text:tab/><text:tab/>-"Mördaren" <text:line-break/><text:tab/><text:tab/>-"Mördaren" har ett alkoholproblem</text:p>
      <text:p text:style-name="P2"><text:tab/><text:tab/><text:span text:style-name="T7">Övrigt</text:span><text:line-break/><text:tab/><text:tab/>-</text:p>
      <text:p text:style-name="P2"><text:tab/><text:tab/>-"Mördaren" har rätt kort stubin<text:line-break/><text:tab/><text:tab/>-"Mördaren" har dåligt med pengar men arbetar hårt<text:line-break/><text:tab/><text:tab/>-"Den döde" hade kritiserat "Mördarens"/"Other" matlagning och ett bråk hade börjat</text:p>
      <text:p text:style-name="P2"><text:tab/><text:tab/><text:span text:style-name="T7">Intessen</text:span><text:line-break/><text:tab/><text:tab/>-<text:line-break/><text:tab/><text:tab/><text:span text:style-name="T7">Relationer</text:span><text:line-break/><text:tab/><text:tab/>-"Other" har aldrig heller vart förtjust i "Den döde"</text:p>
      <text:p text:style-name="P2"><text:tab/><text:tab/>-</text:p>
      <text:p text:style-name="P2"><text:line-break/><text:tab/><text:span text:style-name="T7">Ledtrådar</text:span></text:p>
      <text:p text:style-name="P2"><text:tab/>-"Den Döde" har provocerande bilder på sig själv som kung i sitt rum<text:tab/><text:tab/>[1/4 Chans]<text:line-break/><text:tab/>-"Den Döde" har Ristat in sitt namn + "#1" i diverse möbler i huset</text:p>
      <text:p text:style-name="P2"><text:tab/>-"Mördaren" har ett brev i sin skrivbordslåda där det står att han fått sparken<text:line-break/><text:tab/>-"Den döde" skrivit i sin dagbok att han orsakat sparken åt "mördaren" med flit <text:tab/>[1/5 Chans]<text:line-break/><text:tab/>-"Other" har lämnat en lapp på toalett-dörren där det står att "NÅGON"("den döde") måste <text:tab/>börja acceptera andra i huset och sluta kissa på toalett-ringen.<text:tab/><text:tab/><text:tab/>[1/3 Chans]<text:line-break/><text:tab/>-"Other" har skrivit i sin dagbok angående att "den döde" kissar på toastolen..<text:tab/>[1/2 Chans]<text:line-break/><text:tab/>-"Other"/"Mördaren" har en nedplockad piltavla med en bild på "Den döde" <text:line-break/></text:p>
      <text:p text:style-name="P2"/>
      <text:p text:style-name="P6">3. <text:line-break/><text:tab/><text:span text:style-name="T7">Karaktärer<text:line-break/><text:tab/><text:tab/>Hemligheter</text:span><text:line-break/><text:tab/><text:tab/>-<text:line-break/><text:tab/><text:tab/><text:span text:style-name="T7">Övrigt</text:span><text:line-break/><text:tab/><text:tab/>-</text:p>
      <text:p text:style-name="P2"><text:tab/><text:tab/>Intessen<text:line-break/><text:tab/><text:tab/>-<text:line-break/><text:tab/><text:tab/>Relationer<text:line-break/><text:tab/><text:tab/>-</text:p>
      <text:p text:style-name="P2"><text:line-break/><text:tab/><text:span text:style-name="T7">Ledtrådar</text:span></text:p>
      <text:p text:style-name="P2"><text:tab/>-<text:line-break/><text:tab/>-</text:p>
      <text:p text:style-name="P6">1. Vapen: Gift<text:line-break/><text:tab/><text:span text:style-name="T7">Karaktärer<text:line-break/><text:tab/><text:tab/>Hemligheter</text:span><text:line-break/><text:tab/><text:tab/>- <text:line-break/><text:tab/><text:tab/><text:span text:style-name="T7">Övrigt</text:span><text:line-break/><text:tab/><text:tab/>-"Mördaren" lagar och serverar mat till alla</text:p>
      <text:p text:style-name="P2"><text:tab/><text:tab/>-"Mördaren" </text:p>
      <text:p text:style-name="P2"><text:tab/><text:tab/><text:span text:style-name="T7">Intessen</text:span><text:line-break/><text:tab/><text:tab/>-"Mördaren"/"Other" studerar Kemi<text:line-break/><text:tab/><text:tab/>-<text:line-break/><text:tab/><text:tab/><text:span text:style-name="T7">Relationer</text:span><text:line-break/><text:tab/><text:tab/>-</text:p>
      <text:p text:style-name="P2"><text:line-break/><text:tab/><text:span text:style-name="T7">Ledtrådar</text:span></text:p>
      <text:p text:style-name="P2"><text:tab/>-"Mördaren"/"Other" har Kemiböcker i biblioteket/sittRum<text:line-break/><text:tab/>-"Mördaren" har konstiga fläckar på sina smutskläder från nån vätska<text:line-break/><text:tab/>-"Mördaren" har en använd spruta i sin skrivbordslåda</text:p>
      <text:p text:style-name="P2"><text:tab/>-"Mörda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2M32S</meta:editing-duration>
    <meta:editing-cycles>386</meta:editing-cycles>
    <meta:generator>OpenOffice.org/3.4.1$Win32 OpenOffice.org_project/341m1$Build-9593</meta:generator>
    <dc:date>2014-04-09T22:49:15.83</dc:date>
    <meta:document-statistic meta:table-count="0" meta:image-count="0" meta:object-count="0" meta:page-count="9" meta:paragraph-count="99" meta:word-count="2293" meta:character-count="14186"/>
    <meta:user-defined meta:name="Info 1"/>
    <meta:user-defined meta:name="Info 2"/>
    <meta:user-defined meta:name="Info 3"/>
    <meta:user-defined meta:name="Info 4"/>
  </office:meta>
</office:document-meta>
</file>